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paragraph-rsid="0031e2e9"/>
    </style:style>
    <style:style style:name="P7" style:family="paragraph" style:parent-style-name="Text_20_body">
      <style:text-properties officeooo:rsid="001de584" officeooo:paragraph-rsid="001de584"/>
    </style:style>
    <style:style style:name="P8" style:family="paragraph" style:parent-style-name="Text_20_body">
      <style:text-properties officeooo:rsid="002bb8eb" officeooo:paragraph-rsid="002bb8eb"/>
    </style:style>
    <style:style style:name="P9" style:family="paragraph" style:parent-style-name="Text_20_body">
      <style:text-properties officeooo:rsid="003480fe" officeooo:paragraph-rsid="003480fe"/>
    </style:style>
    <style:style style:name="P10" style:family="paragraph" style:parent-style-name="Text_20_body">
      <style:paragraph-properties fo:text-align="center" style:justify-single-word="false"/>
      <style:text-properties officeooo:paragraph-rsid="00167c5e"/>
    </style:style>
    <style:style style:name="P11" style:family="paragraph" style:parent-style-name="Text_20_body">
      <style:paragraph-properties fo:text-align="center" style:justify-single-word="false"/>
      <style:text-properties officeooo:rsid="0036626e" officeooo:paragraph-rsid="0036626e"/>
    </style:style>
    <style:style style:name="P12" style:family="paragraph" style:parent-style-name="Text_20_body">
      <style:text-properties officeooo:rsid="00556817" officeooo:paragraph-rsid="00556817"/>
    </style:style>
    <style:style style:name="P13" style:family="paragraph" style:parent-style-name="Text_20_body">
      <style:text-properties officeooo:rsid="00737eac" officeooo:paragraph-rsid="007caf7b"/>
    </style:style>
    <style:style style:name="P14" style:family="paragraph" style:parent-style-name="Text_20_body">
      <style:text-properties officeooo:rsid="0079ddcd" officeooo:paragraph-rsid="0079ddcd"/>
    </style:style>
    <style:style style:name="P15" style:family="paragraph" style:parent-style-name="Heading_20_1">
      <style:text-properties officeooo:rsid="001c5026" officeooo:paragraph-rsid="0031e2e9"/>
    </style:style>
    <style:style style:name="P16" style:family="paragraph" style:parent-style-name="Heading_20_1">
      <style:text-properties officeooo:paragraph-rsid="0031e2e9"/>
    </style:style>
    <style:style style:name="P17" style:family="paragraph" style:parent-style-name="Heading_20_1">
      <style:text-properties officeooo:paragraph-rsid="0061d795"/>
    </style:style>
    <style:style style:name="P18" style:family="paragraph" style:parent-style-name="Text_20_body">
      <style:text-properties officeooo:rsid="00422e2d" officeooo:paragraph-rsid="00919d05"/>
    </style:style>
    <style:style style:name="P19" style:family="paragraph" style:parent-style-name="Text_20_body">
      <style:text-properties officeooo:rsid="00422e2d" officeooo:paragraph-rsid="00ab0928"/>
    </style:style>
    <style:style style:name="P20" style:family="paragraph" style:parent-style-name="Text_20_body">
      <style:text-properties officeooo:rsid="008b1c56" officeooo:paragraph-rsid="008b1c56"/>
    </style:style>
    <style:style style:name="P21" style:family="paragraph" style:parent-style-name="Text_20_body">
      <style:text-properties officeooo:rsid="002bb8eb" officeooo:paragraph-rsid="002bb8eb"/>
    </style:style>
    <style:style style:name="P22" style:family="paragraph" style:parent-style-name="Text_20_body">
      <style:text-properties officeooo:paragraph-rsid="008ba952"/>
    </style:style>
    <style:style style:name="P23" style:family="paragraph" style:parent-style-name="Text_20_body">
      <style:text-properties officeooo:rsid="005698b0" officeooo:paragraph-rsid="0076b868"/>
    </style:style>
    <style:style style:name="P24" style:family="paragraph" style:parent-style-name="Text_20_body">
      <style:text-properties officeooo:rsid="008f20a8" officeooo:paragraph-rsid="008f20a8"/>
    </style:style>
    <style:style style:name="P25" style:family="paragraph" style:parent-style-name="Text_20_body">
      <style:text-properties officeooo:paragraph-rsid="00422e2d"/>
    </style:style>
    <style:style style:name="P26" style:family="paragraph" style:parent-style-name="Text_20_body">
      <style:text-properties officeooo:rsid="00980d24" officeooo:paragraph-rsid="00980d24"/>
    </style:style>
    <style:style style:name="P27" style:family="paragraph" style:parent-style-name="Text_20_body">
      <style:text-properties officeooo:rsid="00a03dba" officeooo:paragraph-rsid="00a03dba"/>
    </style:style>
    <style:style style:name="P28" style:family="paragraph" style:parent-style-name="Text_20_body">
      <style:text-properties officeooo:rsid="0061d795" officeooo:paragraph-rsid="00ab092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29c58"/>
    </style:style>
    <style:style style:name="T34" style:family="text">
      <style:text-properties officeooo:rsid="0067bdd0"/>
    </style:style>
    <style:style style:name="T35" style:family="text">
      <style:text-properties officeooo:rsid="0067f0af"/>
    </style:style>
    <style:style style:name="T36" style:family="text">
      <style:text-properties officeooo:rsid="00697b9b"/>
    </style:style>
    <style:style style:name="T37" style:family="text">
      <style:text-properties officeooo:rsid="006ada1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5dc15"/>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0bb6b"/>
    </style:style>
    <style:style style:name="T59" style:family="text">
      <style:text-properties officeooo:rsid="0092fee7"/>
    </style:style>
    <style:style style:name="T60" style:family="text">
      <style:text-properties officeooo:rsid="009523e5"/>
    </style:style>
    <style:style style:name="T61" style:family="text">
      <style:text-properties officeooo:rsid="0095913c"/>
    </style:style>
    <style:style style:name="T62" style:family="text">
      <style:text-properties officeooo:rsid="0099bcc1"/>
    </style:style>
    <style:style style:name="T63" style:family="text">
      <style:text-properties officeooo:rsid="009aa5ac"/>
    </style:style>
    <style:style style:name="T64" style:family="text">
      <style:text-properties officeooo:rsid="009e1d1e"/>
    </style:style>
    <style:style style:name="T65" style:family="text">
      <style:text-properties officeooo:rsid="00a0028c"/>
    </style:style>
    <style:style style:name="T66" style:family="text">
      <style:text-properties officeooo:rsid="00a0a49b"/>
    </style:style>
    <style:style style:name="T67" style:family="text">
      <style:text-properties officeooo:rsid="00a14116"/>
    </style:style>
    <style:style style:name="T68" style:family="text">
      <style:text-properties officeooo:rsid="00a1b050"/>
    </style:style>
    <style:style style:name="T69" style:family="text">
      <style:text-properties officeooo:rsid="00a38b57"/>
    </style:style>
    <style:style style:name="T70" style:family="text">
      <style:text-properties officeooo:rsid="00a43158"/>
    </style:style>
    <style:style style:name="T71" style:family="text">
      <style:text-properties officeooo:rsid="00a56431"/>
    </style:style>
    <style:style style:name="T72" style:family="text">
      <style:text-properties officeooo:rsid="00a799fd"/>
    </style:style>
    <style:style style:name="T73" style:family="text">
      <style:text-properties officeooo:rsid="00accba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text:p>
      <text:p text:style-name="P10"><text:span text:style-name="T1">Victor Porton (ORCID </text:span>0000-0001-7064-7975<text:span text:style-name="T1">)</text:span></text:p>
      <text:p text:style-name="P11">Potential conflict of interest: The author is a supposed recipient of grants proposed in this article, both as scientific texts and software components author.</text:p>
      <text:p text:style-name="P1">Abstract<text:span text:style-name="T2"> ??</text:span></text:p>
      <text:h text:style-name="P15" text:outline-level="1">The Motivation</text:h>
      <text:p text:style-name="P6">In 2019 I discovered ordered semigroup actions ??<text:a xlink:type="simple" xlink:href="https://science.vporton.name/2022/09/09/why-algebraic-theory-of-general-topology-is-super-important/" office:target-frame-name="_blank" xlink:show="new" text:style-name="Internet_20_link" text:visited-style-name="Visited_20_Internet_20_Link">https://science.vporton.name/2022/09/09/why-algebraic-theory-of-general-topology-is-super-important/</text:a>. <text:span text:style-name="T9">P</text:span>reviously due a sequence of unfortunate events ??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9">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h text:style-name="P16" text:outline-level="1">History <text:span text:style-name="T4">of the Project</text:span></text:h>
      <text:h text:style-name="Heading_20_2" text:outline-level="2">Future Salaries</text:h>
      <text:p text:style-name="P7">My first attempt to implement financing scientific development and free software was <text:span text:style-name="T6">Future Salaries project</text:span> ??. <text:span text:style-name="T5">In this article and its programmatic implementation ?? </text:span><text:span text:style-name="T50">In Future Salaries </text:span><text:span text:style-name="T5">I spread the money between scientists proportional to their predicted rating in a prediction market ??.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8"><text:soft-page-break/>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8">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20">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p>
      <text:h text:style-name="Heading_20_1" text:outline-level="1">The algorithm</text:h>
      <text:p text:style-name="P25"><text:span text:style-name="T27">Note that for the below we need to</text:span><text:span text:style-name="T57"> scan dependencies </text:span><text:span text:style-name="T27">of a project.</text:span><text:span text:style-name="T57"> </text:span><text:span text:style-name="T26">If </text:span><text:span text:style-name="T27">dependencies are provided to us as</text:span><text:span text:style-name="T26"> an SQL download, that’s clea</text:span><text:span text:style-name="T52">r</text:span><text:span text:style-name="T26">. If it is an API </text:span><text:span text:style-name="T27">fo requesting an individual project info</text:span><text:span text:style-name="T26">, </text:span><text:span text:style-name="T53">we </text:span><text:span text:style-name="T26">need to cache.</text:span></text:p>
      <text:p text:style-name="P18">??<text:span text:style-name="T23">Donation address is for a specific network or group of networks (such as EVM). ??</text:span><text:span text:style-name="T58">Introduce the possibility for payment address to be valid only till a certain date (the grant owner is assumed to update it regularly).</text:span></text:p>
      <text:p text:style-name="P20">The algorithm is GitCoin cGrants (as in the current Alpha round)?? modified as follows:</text:p>
      <text:p text:style-name="P19">When donating to a project, the donor is offered to allocate X% for dependencies. <text:span text:style-name="T28">I recommend to set X% to a reasonable value such as 50% and allow the donor to change </text:span><text:span text:style-name="T46">the value</text:span><text:span text:style-name="T28">, if he or she wishes.</text:span></text:p>
      <text:p text:style-name="P28">Implement it as L2. <text:span text:style-name="T31">As L2 we will use </text:span><text:span text:style-name="T32">a Validium based on zkEVM. </text:span><text:span text:style-name="T34">ZK-rollups instead of Validium would be too heavy, because we calculate twice data for every dependency </text:span><text:span text:style-name="T35">(and dependencies may count in thousands)</text:span><text:span text:style-name="T34">. </text:span><text:span text:style-name="T70">W</text:span><text:span text:style-name="T36">e can use </text:span><text:span text:style-name="T72">zkEVM</text:span><text:span text:style-name="T36"> with data stored in a </text:span><text:span text:style-name="T71">cheap </text:span><text:span text:style-name="T36">chain like Polygon or MoonBeam </text:span><text:span text:style-name="T70">(as a Validium)</text:span><text:span text:style-name="T66"> or a blockchain specifically created for a round ??[ethereum.stackexchange.com reference]</text:span><text:span text:style-name="T70"> </text:span><text:span text:style-name="T37">instead of the chain in question</text:span><text:span text:style-name="T36">.</text:span></text:p>
      <text:p text:style-name="P27">We put matching funds on <text:span text:style-name="T54">our </text:span>I<text:span text:style-name="T54">V</text:span>otingStrategy <text:span text:style-name="T54">contract.</text:span></text:p>
      <text:p text:style-name="P26"><text:soft-page-break/>We store in Validium the following pseudo-type DiGraph&lt;<text:span text:style-name="T63">(</text:span>ProjectId, Version<text:span text:style-name="T63">)</text:span>&gt;, where the version is to be updated, if the next donor finds given project’s dependencies different than the previous donors.</text:p>
      <text:p text:style-name="P22"><text:span text:style-name="T54">W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in practice in some cheap blockchain) and release them to on-chain payment allowances at the round end </text:span><text:span text:style-name="T67">(using </text:span><text:span text:style-name="T69">zkEVM</text:span><text:span text:style-name="T67">)</text:span><text:span text:style-name="T56">. </text:span><text:span text:style-name="T59">We also do not store Voted events in vote() function, </text:span><text:span text:style-name="T60">instead we store </text:span><text:span text:style-name="T65">(in Validium) </text:span><text:span text:style-name="T61">full donation amount, X%, and the </text:span><text:span text:style-name="T62">above mentioned</text:span><text:span text:style-name="T61"> dependencies </text:span><text:span text:style-name="T62">data</text:span><text:span text:style-name="T59">. </text:span><text:span text:style-name="T64">This contract will have also a function to distribute matching funds (that will </text:span><text:span text:style-name="T68">were</text:span><text:span text:style-name="T64"> placed on this contract address).</text:span></text:p>
      <text:p text:style-name="P23">The following is calculated separately for each token.</text:p>
      <text:p text:style-name="P24">Sums of donations for a given recipient address are stored in <text:span text:style-name="T54">our </text:span>I<text:span text:style-name="T54">V</text:span>otingStrategy <text:span text:style-name="T54">contract to recipients</text:span> <text:span text:style-name="T73">when finalizing zkEVM.</text:span></text:p>
      <text:p text:style-name="P13">Before storing the donation in the chain, <text:span text:style-name="T43">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8">the donations site downloads </text:span><text:span text:style-name="T39">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1">Do it only if</text:span><text:span text:style-name="T40"> </text:span><text:span text:style-name="T47">X</text:span><text:span text:style-name="T40"> </text:span><text:span text:style-name="T16">≠</text:span><text:span text:style-name="T40"> 0.</text:span></text:p>
      <text:p text:style-name="P14">Notify by email developers who didn’t put their address.</text:p>
      <text:p text:style-name="P12">Then <text:span text:style-name="T30">after the</text:span> <text:span text:style-name="T30">end of matching period </text:span>calculate quadratic matchings and add to the sums.</text:p>
      <text:h text:style-name="P17" text:outline-level="1">Postface</text:h>
      <text:p text:style-name="P2">The concrete blockchain algorithm is to be implemented by the community <text:span text:style-name="T14">of World Science DAO</text:span> ??. <text:span text:style-name="T15">Please donate ??.</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17T19:52:37.363628812</dc:date>
    <meta:editing-duration>P3DT8H34M21S</meta:editing-duration>
    <meta:editing-cycles>119</meta:editing-cycles>
    <meta:document-statistic meta:table-count="0" meta:image-count="0" meta:object-count="0" meta:page-count="3" meta:paragraph-count="33" meta:word-count="1134" meta:character-count="7307" meta:non-whitespace-character-count="6206"/>
  </office:meta>
</office:document-meta>
</file>